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Trebuchet MS" svg:font-family="'Trebuchet MS'" style:font-pitch="variable"/>
    <style:font-face style:name="Trebuchet MS1" svg:font-family="'Trebuchet MS'" style:font-family-generic="system" style:font-pitch="variable"/>
  </office:font-face-decls>
  <office:automatic-styles>
    <style:style style:name="P1" style:family="paragraph" style:parent-style-name="Title" style:master-page-name="Standard">
      <loext:graphic-properties draw:fill="none" draw:fill-color="#ffffff"/>
      <style:paragraph-properties fo:orphans="0" fo:widows="0" style:page-number="1" fo:break-before="auto" fo:break-after="auto" fo:background-color="transparent" fo:padding="0in" fo:border="none" style:shadow="none" style:join-border="false"/>
    </style:style>
    <style:style style:name="P2" style:family="paragraph" style:parent-style-name="normal">
      <loext:graphic-properties draw:fill="none" draw:fill-color="#ffffff"/>
      <style:paragraph-properties fo:keep-together="auto" fo:orphans="0" fo:widows="0" fo:break-before="auto" fo:break-after="auto" fo:background-color="transparent" fo:padding="0in" fo:border="none" style:shadow="none" fo:keep-with-next="auto" style:join-border="false"/>
    </style:style>
    <style:style style:name="P3" style:family="paragraph" style:parent-style-name="normal">
      <loext:graphic-properties draw:fill="none" draw:fill-color="#ffffff"/>
      <style:paragraph-properties fo:orphans="0" fo:widows="0" fo:background-color="transparent" fo:padding="0in" fo:border="none" style:shadow="none" style:join-border="false"/>
    </style:style>
    <style:style style:name="P4" style:family="paragraph" style:parent-style-name="normal">
      <loext:graphic-properties draw:fill="none" draw:fill-color="#ffffff"/>
      <style:paragraph-properties fo:orphans="0" fo:widows="0" fo:background-color="transparent" fo:padding="0in" fo:border="none" style:shadow="none" style:join-border="false"/>
      <style:text-properties officeooo:paragraph-rsid="0008ac65"/>
    </style:style>
    <style:style style:name="P5" style:family="paragraph" style:parent-style-name="normal">
      <loext:graphic-properties draw:fill="none" draw:fill-color="#ffffff"/>
      <style:paragraph-properties fo:orphans="0" fo:widows="0" fo:background-color="transparent" fo:padding="0in" fo:border="none" style:shadow="none" style:join-border="false"/>
      <style:text-properties fo:font-style="normal" officeooo:rsid="0008ac65" officeooo:paragraph-rsid="0008ac65" style:font-style-asian="normal" style:font-style-complex="normal"/>
    </style:style>
    <style:style style:name="P6" style:family="paragraph" style:parent-style-name="normal">
      <loext:graphic-properties draw:fill="none" draw:fill-color="#ffffff"/>
      <style:paragraph-properties fo:margin-left="0.5in" fo:keep-together="auto" fo:orphans="0" fo:widows="0" fo:text-indent="0in" style:auto-text-indent="false" fo:break-before="auto" fo:break-after="auto" fo:background-color="transparent" fo:padding="0in" fo:border="none" style:shadow="none" fo:keep-with-next="auto" style:join-border="false"/>
      <style:text-properties officeooo:rsid="0006e23e" officeooo:paragraph-rsid="0006e23e"/>
    </style:style>
    <style:style style:name="P7" style:family="paragraph" style:parent-style-name="normal">
      <loext:graphic-properties draw:fill="none" draw:fill-color="#ffffff"/>
      <style:paragraph-properties fo:margin-left="0.5in" fo:keep-together="auto" fo:orphans="0" fo:widows="0" fo:text-indent="0in" style:auto-text-indent="false" fo:break-before="auto" fo:break-after="auto" fo:background-color="transparent" fo:padding="0in" fo:border="none" style:shadow="none" fo:keep-with-next="auto" style:join-border="false"/>
    </style:style>
    <style:style style:name="P8" style:family="paragraph" style:parent-style-name="normal">
      <loext:graphic-properties draw:fill="none" draw:fill-color="#ffffff"/>
      <style:paragraph-properties fo:margin-left="0in" fo:keep-together="auto" fo:orphans="0" fo:widows="0" fo:text-indent="0in" style:auto-text-indent="false" fo:break-before="auto" fo:break-after="auto" fo:background-color="transparent" fo:padding="0in" fo:border="none" style:shadow="none" fo:keep-with-next="auto" style:join-border="false"/>
    </style:style>
    <style:style style:name="P9" style:family="paragraph" style:parent-style-name="normal">
      <loext:graphic-properties draw:fill="none" draw:fill-color="#ffffff"/>
      <style:paragraph-properties fo:margin-left="0in" fo:keep-together="auto" fo:orphans="0" fo:widows="0" fo:text-indent="0in" style:auto-text-indent="false" fo:break-before="auto" fo:break-after="auto" fo:background-color="transparent" fo:padding="0in" fo:border="none" style:shadow="none" fo:keep-with-next="auto" style:join-border="false"/>
      <style:text-properties officeooo:rsid="00076221" officeooo:paragraph-rsid="00076221"/>
    </style:style>
    <style:style style:name="T1" style:family="text">
      <style:text-properties officeooo:rsid="0006ab65"/>
    </style:style>
    <style:style style:name="T2" style:family="text">
      <style:text-properties fo:font-style="italic" style:font-style-asian="italic"/>
    </style:style>
    <style:style style:name="T3" style:family="text">
      <style:text-properties fo:font-style="italic" officeooo:rsid="0006e23e" style:font-style-asian="italic"/>
    </style:style>
    <style:style style:name="T4" style:family="text">
      <style:text-properties fo:font-style="italic" officeooo:rsid="0008ac65" style:font-style-asian="italic"/>
    </style:style>
    <style:style style:name="T5" style:family="text">
      <style:text-properties fo:font-style="italic" officeooo:rsid="0006ab65"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mkba8sdu7aiy"/>Contract for <text:span text:style-name="T1">An Exercise-Music Syncronization App</text:span></text:p>
      <text:p text:style-name="P2"/>
      <text:p text:style-name="P2">We propose to make <text:span text:style-name="T1">an exercise-music syncronization application</text:span> for <text:span text:style-name="T1">Jeremy Bergen </text:span>with the following understandings:</text:p>
      <text:p text:style-name="P2"/>
      <text:p text:style-name="P2">What we propose to make and/or do:</text:p>
      <text:p text:style-name="P2"/>
      <text:p text:style-name="P2" loext:marker-style-name="T2"><text:span text:style-name="T2"><text:tab/></text:span><text:span text:style-name="T3">We propose to create an application for the creation of playlists for exercise where the <text:tab/>BPM of the songs is syncronized to the user’s planned footstep pace.This application <text:tab/>will:</text:span></text:p>
      <text:p text:style-name="P3" loext:marker-style-name="T2"><text:span text:style-name="T3"><text:tab/>1. Allow the user to input and modify a planned pace for their workout.</text:span></text:p>
      <text:p text:style-name="P3" loext:marker-style-name="T2"><text:span text:style-name="T3"><text:tab/>2. Convert that plan into an equivalent beats-per-minute plan.</text:span></text:p>
      <text:p text:style-name="P3" loext:marker-style-name="T2"><text:span text:style-name="T3"><text:tab/>3. Search the user-defined library and fill out an playlist that satisfies the BPM <text:tab/><text:tab/>plan.</text:span></text:p>
      <text:p text:style-name="P4" loext:marker-style-name="T2"><text:span text:style-name="T3"><text:tab/>4. Save </text:span><text:span text:style-name="T4">and / or play the playlist</text:span></text:p>
      <text:p text:style-name="P4" loext:marker-style-name="T2"><text:span text:style-name="T4"/></text:p>
      <text:p text:style-name="P5">What we could extend if the minimal product is complete:</text:p>
      <text:p text:style-name="P4" loext:marker-style-name="T2"><text:span text:style-name="T3"/></text:p>
      <text:p text:style-name="P4" loext:marker-style-name="T2"><text:span text:style-name="T3"><text:tab/>- </text:span><text:span text:style-name="T4">Possible dynamic extension (IE live syncing w/ running rate)</text:span></text:p>
      <text:p text:style-name="P2"/>
      <text:p text:style-name="P2">What we need from <text:span text:style-name="T1">Jeremy Bergen</text:span> to accomplish this task:</text:p>
      <text:p text:style-name="P2"/>
      <text:p text:style-name="P6" loext:marker-style-name="T2"><text:span text:style-name="T2">Three examples of a pace plan that a user might request, more specifications on the target platform(s), prioritization of future “stretch” goals. We </text:span><text:span text:style-name="T4">must </text:span><text:span text:style-name="T2">meet regularly (every two weeks, as a </text:span><text:span text:style-name="T4">minimum</text:span><text:span text:style-name="T2">) to discuss the project, show off our progress, and ask for feedback. </text:span><text:span text:style-name="T4">We need access to at least one of each target device (iOS is not a reasonable target w/o access to a mac dev environment).</text:span></text:p>
      <text:p text:style-name="P2"/>
      <text:p text:style-name="P2">What will happen when these guidelines change:</text:p>
      <text:p text:style-name="P2"/>
      <text:p text:style-name="P7" loext:marker-style-name="T2"><text:span text:style-name="T2">Requirements naturally change during the development of a project, but these changes must be agreed upon and may affect what components are delivered in the end.</text:span><text:span text:style-name="T2"/></text:p>
      <text:p text:style-name="P2"/>
      <text:p text:style-name="P2">What we expect in compensation:</text:p>
      <text:p text:style-name="P2"/>
      <text:p text:style-name="P7" loext:marker-style-name="T2"><text:span text:style-name="T5">Y</text:span><text:span text:style-name="T2">ou will be giving us a grade for our work on this project, and it will have a substantial impact on our overall grade for our Software Engineering course. </text:span><text:span text:style-name="T3">We would also like for Bergen to buy us a coffee during our meetings with him! :)</text:span></text:p>
      <text:p text:style-name="P2"/>
      <text:p text:style-name="P2">What limitations we have:</text:p>
      <text:p text:style-name="P2"/>
      <text:p text:style-name="P7">We are a student team and this is a student project. <text:s/>This project comes with no particular <text:soft-page-break/>guarantees, including in particular warranty or suitability for a particular purpose, or long-term support.</text:p>
      <text:p text:style-name="P7"/>
      <text:p text:style-name="P8">Ownership and Fair Use of Intellectual Property:</text:p>
      <text:p text:style-name="P8"/>
      <text:p text:style-name="P7">The Intellectual Property created during this project (for example software, business processes, and artwork) is granted permanently for use and extension for the business owner, but is ultimately owned by the respective creator(s) who are not limited to reuse or extend this work elsewhere. By the end of this project, a code repository with the software will be made available to the client.</text:p>
      <text:p text:style-name="P7"/>
      <text:p text:style-name="P7">The software may also be used as future demonstrations at Colorado Mesa University.</text:p>
      <text:p text:style-name="P8"/>
      <text:p text:style-name="P8">Signed &amp; Dated:</text:p>
      <text:p text:style-name="P8"/>
      <text:p text:style-name="P8"/>
      <text:p text:style-name="P8">________</text:p>
      <text:p text:style-name="P8">Representative of Company</text:p>
      <text:p text:style-name="P8"/>
      <text:p text:style-name="P8">Name</text:p>
      <text:p text:style-name="P9">Jeremy Bergen</text:p>
      <text:p text:style-name="P8">EMail</text:p>
      <text:p text:style-name="P9">jbergen@coloradomesa.edu</text:p>
      <text:p text:style-name="P8">Phone</text:p>
      <text:p text:style-name="P8"/>
      <text:p text:style-name="P8"/>
      <text:p text:style-name="P8"/>
      <text:p text:style-name="P8">____</text:p>
      <text:p text:style-name="P9">Jordan Dehmel</text:p>
      <text:p text:style-name="P8">____</text:p>
      <text:p text:style-name="P9">Evelyn Drollinger-Smith</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Trebuchet MS" svg:font-family="'Trebuchet MS'"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139in" fo:margin-bottom="0in" style:contextual-spacing="false" fo:line-height="100%" fo:keep-together="always" fo:break-before="auto" fo:break-after="auto" fo:keep-with-next="always"/>
      <style:text-properties style:font-name="Trebuchet MS" fo:font-family="'Trebuchet MS'"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top="0.139in" fo:margin-bottom="0in" style:contextual-spacing="false" fo:line-height="100%" fo:keep-together="always" fo:break-before="auto" fo:break-after="auto" fo:keep-with-next="always"/>
      <style:text-properties style:font-name="Trebuchet MS" fo:font-family="'Trebuchet MS'"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in" fo:margin-bottom="0in" style:contextual-spacing="false" fo:line-height="100%" fo:keep-together="always" fo:break-before="auto" fo:break-after="auto" fo:keep-with-next="always"/>
      <style:text-properties style:font-name="Trebuchet MS" fo:font-family="'Trebuchet MS'"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norma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29T09:11:55.486507823</dc:date>
    <meta:editing-duration>PT32M24S</meta:editing-duration>
    <meta:editing-cycles>3</meta:editing-cycles>
    <meta:generator>LibreOffice/24.8.0.3$Linux_X86_64 LibreOffice_project/480$Build-3</meta:generator>
    <meta:document-statistic meta:table-count="0" meta:image-count="0" meta:object-count="0" meta:page-count="2" meta:paragraph-count="33" meta:word-count="422" meta:character-count="2575" meta:non-whitespace-character-count="2175"/>
  </office:meta>
</office:document-meta>
</file>